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 list of da switch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rie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heck da system, y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lock Knigh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lock Miner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lock Warloc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lock Arche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lock Vampir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nlock Magici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lock Booster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When 0 is active, a blocking cell should appear in town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</table:table-row>
      </table:table>
      <table:table table:name="Test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List of switches for the Test Story (The stick malediction)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Brie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lock Knigh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lock Miner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lock Warloc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lock Arche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lock Vampir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nlock Magici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lock Booster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irst texts</text:p>
          </table:table-cell>
          <table:table-cell office:value-type="string" calcext:value-type="string">
            <text:p>deactivate the first text displayed on the first map (3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The player finished the ga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dge discovered</text:p>
          </table:table-cell>
          <table:table-cell office:value-type="string" calcext:value-type="string">
            <text:p>the player went to the bridge map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The player went to the merchant and took the vial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 style:data-style-name="N2" text:time-value="17:36:49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4-06-29T17:40:16.053000000</dc:date>
    <meta:editing-duration>PT22M26S</meta:editing-duration>
    <meta:editing-cycles>9</meta:editing-cycles>
    <meta:generator>LibreOffice/4.2.1.1$Windows_x86 LibreOffice_project/d7dbbd7842e6a58b0f521599204e827654e1fb8b</meta:generator>
    <meta:document-statistic meta:table-count="2" meta:cell-count="92" meta:object-count="0"/>
  </office:meta>
</office:document-meta>
</file>